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margin-top="0.115cm" fo:margin-bottom="0cm" loext:contextual-spacing="false" fo:line-height="0.536cm" style:page-number="auto"/>
    </style:style>
    <style:style style:name="P2" style:family="paragraph" style:parent-style-name="Heading_20_2" style:list-style-name="WWNum1">
      <style:paragraph-properties fo:margin-left="1.231cm" fo:margin-right="0cm" fo:line-height="0.441cm" fo:text-indent="-0.425cm" style:auto-text-indent="false">
        <style:tab-stops>
          <style:tab-stop style:position="1.233cm"/>
          <style:tab-stop style:position="18.503cm"/>
        </style:tab-stops>
      </style:paragraph-properties>
    </style:style>
    <style:style style:name="P3" style:family="paragraph" style:parent-style-name="Heading_20_2">
      <style:paragraph-properties fo:margin-top="0.307cm" fo:margin-bottom="0cm" loext:contextual-spacing="false"/>
    </style:style>
    <style:style style:name="P4" style:family="paragraph" style:parent-style-name="Heading_20_2">
      <style:paragraph-properties fo:margin-left="0.808cm" fo:margin-right="0cm" fo:margin-top="0.27cm" fo:margin-bottom="0cm" loext:contextual-spacing="false" fo:line-height="0.455cm" fo:text-indent="0cm" style:auto-text-indent="false"/>
    </style:style>
    <style:style style:name="P5" style:family="paragraph" style:parent-style-name="Heading_20_2">
      <style:paragraph-properties fo:margin-left="0.808cm" fo:margin-right="0cm" fo:margin-top="0.284cm" fo:margin-bottom="0.016cm" loext:contextual-spacing="false" fo:line-height="0.476cm" fo:text-indent="0cm" style:auto-text-indent="false"/>
    </style:style>
    <style:style style:name="P6" style:family="paragraph" style:parent-style-name="Heading_20_2">
      <style:paragraph-properties fo:margin-left="0.593cm" fo:margin-right="0cm" fo:line-height="0.423cm" fo:text-indent="0cm" style:auto-text-indent="false">
        <style:tab-stops>
          <style:tab-stop style:position="18.503cm"/>
        </style:tab-stops>
      </style:paragraph-properties>
    </style:style>
    <style:style style:name="P7" style:family="paragraph" style:parent-style-name="Heading_20_2">
      <style:paragraph-properties fo:margin-top="0.009cm" fo:margin-bottom="0.012cm" loext:contextual-spacing="false" fo:line-height="0.48cm"/>
    </style:style>
    <style:style style:name="P8" style:family="paragraph" style:parent-style-name="Heading_20_2">
      <style:paragraph-properties fo:margin-top="0.159cm" fo:margin-bottom="0cm" loext:contextual-spacing="false"/>
    </style:style>
    <style:style style:name="P9" style:family="paragraph" style:parent-style-name="Heading_20_2">
      <style:paragraph-properties fo:margin-top="0.307cm" fo:margin-bottom="0.011cm" loext:contextual-spacing="false" fo:line-height="0.48cm"/>
    </style:style>
    <style:style style:name="P10" style:family="paragraph" style:parent-style-name="Heading_20_2">
      <style:paragraph-properties fo:margin-left="1.76cm" fo:margin-right="0.03cm" fo:margin-top="0.159cm" fo:margin-bottom="0cm" loext:contextual-spacing="false" fo:line-height="170%" fo:text-indent="0cm" style:auto-text-indent="false"/>
    </style:style>
    <style:style style:name="P11" style:family="paragraph" style:parent-style-name="List_20_Paragraph" style:list-style-name="WWNum1">
      <style:paragraph-properties fo:margin-left="1.231cm" fo:margin-right="0cm" fo:margin-top="0.36cm" fo:margin-bottom="0cm" loext:contextual-spacing="false" fo:text-indent="-0.425cm" style:auto-text-indent="false">
        <style:tab-stops>
          <style:tab-stop style:position="1.233cm"/>
          <style:tab-stop style:position="18.503cm"/>
        </style:tab-stops>
      </style:paragraph-properties>
    </style:style>
    <style:style style:name="P12" style:family="paragraph" style:parent-style-name="List_20_Paragraph" style:list-style-name="WWNum1">
      <style:paragraph-properties fo:margin-left="1.231cm" fo:margin-right="0cm" fo:margin-top="0.36cm" fo:margin-bottom="0cm" loext:contextual-spacing="false" fo:line-height="0.464cm" fo:text-indent="-0.425cm" style:auto-text-indent="false">
        <style:tab-stops>
          <style:tab-stop style:position="1.233cm"/>
          <style:tab-stop style:position="18.503cm"/>
        </style:tab-stops>
      </style:paragraph-properties>
    </style:style>
    <style:style style:name="P13" style:family="paragraph" style:parent-style-name="List_20_Paragraph" style:list-style-name="WWNum1">
      <style:paragraph-properties fo:margin-left="1.231cm" fo:margin-right="0cm" fo:text-indent="-0.425cm" style:auto-text-indent="false">
        <style:tab-stops>
          <style:tab-stop style:position="1.233cm"/>
          <style:tab-stop style:position="18.503cm"/>
        </style:tab-stops>
      </style:paragraph-properties>
    </style:style>
    <style:style style:name="P14" style:family="paragraph" style:parent-style-name="List_20_Paragraph" style:list-style-name="WWNum1">
      <style:paragraph-properties fo:margin-left="1.231cm" fo:margin-right="0cm" fo:line-height="0.443cm" fo:text-indent="-0.425cm" style:auto-text-indent="false">
        <style:tab-stops>
          <style:tab-stop style:position="1.233cm"/>
          <style:tab-stop style:position="18.503cm"/>
        </style:tab-stops>
      </style:paragraph-properties>
    </style:style>
    <style:style style:name="P15" style:family="paragraph" style:parent-style-name="List_20_Paragraph" style:list-style-name="WWNum1">
      <style:paragraph-properties fo:margin-left="1.231cm" fo:margin-right="0cm" fo:line-height="0.466cm" fo:text-indent="-0.425cm" style:auto-text-indent="false">
        <style:tab-stops>
          <style:tab-stop style:position="1.233cm"/>
          <style:tab-stop style:position="18.503cm"/>
        </style:tab-stops>
      </style:paragraph-properties>
    </style:style>
    <style:style style:name="P16" style:family="paragraph" style:parent-style-name="List_20_Paragraph" style:list-style-name="WWNum1">
      <style:paragraph-properties fo:margin-left="1.231cm" fo:margin-right="0cm" fo:margin-top="0.233cm" fo:margin-bottom="0cm" loext:contextual-spacing="false" fo:line-height="0.473cm" fo:text-indent="-0.425cm" style:auto-text-indent="false">
        <style:tab-stops>
          <style:tab-stop style:position="1.233cm"/>
          <style:tab-stop style:position="18.503cm"/>
        </style:tab-stops>
      </style:paragraph-properties>
    </style:style>
    <style:style style:name="P17" style:family="paragraph" style:parent-style-name="List_20_Paragraph" style:list-style-name="WWNum1">
      <style:paragraph-properties fo:margin-left="1.443cm" fo:margin-right="0cm" fo:line-height="0.439cm" fo:text-indent="-0.637cm" style:auto-text-indent="false">
        <style:tab-stops>
          <style:tab-stop style:position="1.445cm"/>
          <style:tab-stop style:position="18.503cm"/>
        </style:tab-stops>
      </style:paragraph-properties>
    </style:style>
    <style:style style:name="P18" style:family="paragraph" style:parent-style-name="List_20_Paragraph" style:list-style-name="WWNum1">
      <style:paragraph-properties fo:margin-left="1.443cm" fo:margin-right="0cm" fo:line-height="0.469cm" fo:text-indent="-0.637cm" style:auto-text-indent="false">
        <style:tab-stops>
          <style:tab-stop style:position="1.445cm"/>
          <style:tab-stop style:position="18.6cm"/>
        </style:tab-stops>
      </style:paragraph-properties>
    </style:style>
    <style:style style:name="P19" style:family="paragraph" style:parent-style-name="List_20_Paragraph" style:list-style-name="WWNum1">
      <style:paragraph-properties fo:margin-left="0.808cm" fo:margin-right="0.272cm" style:line-height-at-least="0.758cm" fo:text-indent="0cm" style:auto-text-indent="false">
        <style:tab-stops>
          <style:tab-stop style:position="1.445cm"/>
          <style:tab-stop style:position="9.038cm"/>
          <style:tab-stop style:position="18.503cm"/>
        </style:tab-stops>
      </style:paragraph-properties>
    </style:style>
    <style:style style:name="P20" style:family="paragraph" style:parent-style-name="Standard">
      <style:paragraph-properties fo:margin-left="0cm" fo:margin-right="0.446cm" fo:line-height="0.504cm" fo:text-align="center" style:justify-single-word="false" fo:text-indent="0cm" style:auto-text-indent="false"/>
    </style:style>
    <style:style style:name="P21" style:family="paragraph" style:parent-style-name="Standard">
      <style:paragraph-properties fo:margin-left="1.189cm" fo:margin-right="0cm" fo:line-height="0.339cm" fo:text-indent="0cm" style:auto-text-indent="false"/>
    </style:style>
    <style:style style:name="P22" style:family="paragraph" style:parent-style-name="Standard">
      <style:paragraph-properties fo:margin-left="3.641cm" fo:margin-right="0cm" fo:text-indent="0cm" style:auto-text-indent="false"/>
    </style:style>
    <style:style style:name="P23" style:family="paragraph" style:parent-style-name="Standard">
      <style:paragraph-properties fo:margin-left="6.727cm" fo:margin-right="0cm" fo:line-height="0.24cm" fo:text-indent="0cm" style:auto-text-indent="false"/>
    </style:style>
    <style:style style:name="P24" style:family="paragraph" style:parent-style-name="Standard">
      <style:paragraph-properties fo:margin-left="0.808cm" fo:margin-right="0cm" fo:text-indent="0cm" style:auto-text-indent="false"/>
    </style:style>
    <style:style style:name="P25" style:family="paragraph" style:parent-style-name="Standard">
      <style:paragraph-properties fo:margin-left="0.808cm" fo:margin-right="0cm" fo:line-height="0.441cm" fo:text-indent="0cm" style:auto-text-indent="false">
        <style:tab-stops>
          <style:tab-stop style:position="18.503cm"/>
        </style:tab-stops>
      </style:paragraph-properties>
    </style:style>
    <style:style style:name="P26" style:family="paragraph" style:parent-style-name="Standard">
      <style:paragraph-properties fo:margin-left="0.808cm" fo:margin-right="0cm" fo:line-height="0.471cm" fo:text-indent="0cm" style:auto-text-indent="false">
        <style:tab-stops>
          <style:tab-stop style:position="3.59cm"/>
          <style:tab-stop style:position="7.477cm"/>
          <style:tab-stop style:position="8.142cm"/>
          <style:tab-stop style:position="13.476cm"/>
          <style:tab-stop style:position="18.491cm"/>
        </style:tab-stops>
      </style:paragraph-properties>
    </style:style>
    <style:style style:name="P27" style:family="paragraph" style:parent-style-name="Standard">
      <style:paragraph-properties fo:margin-left="3.281cm" fo:margin-right="0.831cm" fo:line-height="0.321cm" fo:text-align="center" style:justify-single-word="false" fo:text-indent="0cm" style:auto-text-indent="false"/>
    </style:style>
    <style:style style:name="P28" style:family="paragraph" style:parent-style-name="Standard">
      <style:paragraph-properties fo:margin-left="8.729cm" fo:margin-right="0cm" fo:line-height="0.321cm" fo:text-indent="0cm" style:auto-text-indent="false"/>
    </style:style>
    <style:style style:name="P29" style:family="paragraph" style:parent-style-name="Standard">
      <style:paragraph-properties fo:margin-left="5.653cm" fo:margin-right="0cm" fo:line-height="0.349cm" fo:text-indent="0cm" style:auto-text-indent="false"/>
    </style:style>
    <style:style style:name="P30" style:family="paragraph" style:parent-style-name="Standard">
      <style:paragraph-properties fo:margin-left="1.76cm" fo:margin-right="0cm" fo:text-indent="0cm" style:auto-text-indent="false"/>
    </style:style>
    <style:style style:name="P31" style:family="paragraph" style:parent-style-name="Standard">
      <style:paragraph-properties fo:margin-left="1.76cm" fo:margin-right="0cm" fo:line-height="0.226cm" fo:text-indent="0cm" style:auto-text-indent="false"/>
    </style:style>
    <style:style style:name="P32" style:family="paragraph" style:parent-style-name="Standard">
      <style:paragraph-properties fo:margin-left="1.76cm" fo:margin-right="0cm" fo:line-height="0.482cm" fo:text-align="justify" style:justify-single-word="false" fo:text-indent="0cm" style:auto-text-indent="false"/>
    </style:style>
    <style:style style:name="P33" style:family="paragraph" style:parent-style-name="Standard">
      <style:paragraph-properties fo:margin-left="1.76cm" fo:margin-right="0cm" fo:line-height="0.471cm" fo:text-indent="0cm" style:auto-text-indent="false">
        <style:tab-stops>
          <style:tab-stop style:position="18.503cm"/>
        </style:tab-stops>
      </style:paragraph-properties>
    </style:style>
    <style:style style:name="P34" style:family="paragraph" style:parent-style-name="Standard">
      <style:paragraph-properties fo:margin-left="1.76cm" fo:margin-right="0cm" fo:line-height="0.471cm" fo:text-indent="0cm" style:auto-text-indent="false">
        <style:tab-stops>
          <style:tab-stop style:position="18.491cm"/>
        </style:tab-stops>
      </style:paragraph-properties>
    </style:style>
    <style:style style:name="P35" style:family="paragraph" style:parent-style-name="Standard">
      <style:paragraph-properties fo:margin-left="1.76cm" fo:margin-right="0cm" fo:margin-top="0.326cm" fo:margin-bottom="0cm" loext:contextual-spacing="false" fo:line-height="0.476cm" fo:text-align="justify" style:justify-single-word="false" fo:text-indent="0cm" style:auto-text-indent="false"/>
    </style:style>
    <style:style style:name="P36" style:family="paragraph" style:parent-style-name="Standard">
      <style:paragraph-properties fo:margin-left="0.593cm" fo:margin-right="0cm" fo:line-height="0.455cm" fo:text-indent="0cm" style:auto-text-indent="false">
        <style:tab-stops>
          <style:tab-stop style:position="18.503cm"/>
        </style:tab-stops>
      </style:paragraph-properties>
    </style:style>
    <style:style style:name="P37" style:family="paragraph" style:parent-style-name="Standard">
      <style:paragraph-properties fo:margin-left="7.507cm" fo:margin-right="0cm" fo:line-height="0.349cm" fo:text-indent="0cm" style:auto-text-indent="false"/>
    </style:style>
    <style:style style:name="P38" style:family="paragraph" style:parent-style-name="Standard">
      <style:paragraph-properties fo:margin-left="0cm" fo:margin-right="2.54cm" fo:line-height="0.305cm" fo:text-align="end" style:justify-single-word="false" fo:text-indent="0cm" style:auto-text-indent="false"/>
    </style:style>
    <style:style style:name="P39" style:family="paragraph" style:parent-style-name="Standard">
      <style:paragraph-properties fo:margin-left="0cm" fo:margin-right="0.616cm" fo:line-height="0.298cm" fo:text-align="center" style:justify-single-word="false" fo:text-indent="0cm" style:auto-text-indent="false"/>
    </style:style>
    <style:style style:name="P40" style:family="paragraph" style:parent-style-name="Standard">
      <style:paragraph-properties fo:margin-left="3.2cm" fo:margin-right="0cm" fo:line-height="0.355cm" fo:text-indent="0cm" style:auto-text-indent="false"/>
    </style:style>
    <style:style style:name="P41" style:family="paragraph" style:parent-style-name="Standard">
      <style:paragraph-properties fo:margin-left="0cm" fo:margin-right="2.6cm" fo:line-height="0.3cm" fo:text-align="end" style:justify-single-word="false" fo:text-indent="0cm" style:auto-text-indent="false"/>
    </style:style>
    <style:style style:name="P42" style:family="paragraph" style:parent-style-name="Standard">
      <style:paragraph-properties fo:margin-left="5.133cm" fo:margin-right="0.831cm" fo:line-height="0.349cm" fo:text-align="center" style:justify-single-word="false" fo:text-indent="0cm" style:auto-text-indent="false"/>
    </style:style>
    <style:style style:name="P43" style:family="paragraph" style:parent-style-name="Standard">
      <style:paragraph-properties fo:margin-left="5.136cm" fo:margin-right="0.831cm" fo:line-height="0.355cm" fo:text-align="center" style:justify-single-word="false" fo:text-indent="0cm" style:auto-text-indent="false"/>
    </style:style>
    <style:style style:name="P44" style:family="paragraph" style:parent-style-name="Text_20_body">
      <style:text-properties fo:font-size="9pt" fo:font-weight="bold" style:font-size-asian="9pt" style:font-weight-asian="bold"/>
    </style:style>
    <style:style style:name="P45" style:family="paragraph" style:parent-style-name="Text_20_body">
      <style:text-properties fo:font-size="10pt" style:font-size-asian="10pt"/>
    </style:style>
    <style:style style:name="P46" style:family="paragraph" style:parent-style-name="Text_20_body">
      <style:text-properties fo:font-size="8pt" fo:font-weight="bold" style:font-size-asian="8pt" style:font-weight-asian="bold"/>
    </style:style>
    <style:style style:name="P47" style:family="paragraph" style:parent-style-name="Text_20_body">
      <style:paragraph-properties fo:margin-left="0cm" fo:margin-right="0.831cm" fo:line-height="0.439cm" fo:text-align="center" style:justify-single-word="false" fo:text-indent="0cm" style:auto-text-indent="false">
        <style:tab-stops>
          <style:tab-stop style:position="1.603cm"/>
          <style:tab-stop style:position="4.673cm"/>
          <style:tab-stop style:position="11.837cm"/>
          <style:tab-stop style:position="13.331cm"/>
          <style:tab-stop style:position="15.974cm"/>
        </style:tab-stops>
      </style:paragraph-properties>
    </style:style>
    <style:style style:name="P48" style:family="paragraph" style:parent-style-name="Text_20_body">
      <style:paragraph-properties fo:margin-left="1.951cm" fo:margin-right="8.959cm" fo:line-height="103%" fo:text-indent="0cm" style:auto-text-indent="false">
        <style:tab-stops>
          <style:tab-stop style:position="4.921cm"/>
          <style:tab-stop style:position="5.733cm"/>
          <style:tab-stop style:position="6.842cm"/>
          <style:tab-stop style:position="7.795cm"/>
          <style:tab-stop style:position="8.908cm"/>
        </style:tab-stops>
      </style:paragraph-properties>
    </style:style>
    <style:style style:name="P49" style:family="paragraph" style:parent-style-name="Text_20_body">
      <style:paragraph-properties fo:margin-left="0.808cm" fo:margin-right="0cm" fo:line-height="0.45cm" fo:text-indent="0cm" style:auto-text-indent="false"/>
    </style:style>
    <style:style style:name="P50" style:family="paragraph" style:parent-style-name="Text_20_body">
      <style:paragraph-properties fo:margin-left="0.808cm" fo:margin-right="0cm" fo:line-height="0.432cm" fo:text-indent="0cm" style:auto-text-indent="false">
        <style:tab-stops>
          <style:tab-stop style:position="15.416cm"/>
          <style:tab-stop style:position="18.503cm"/>
        </style:tab-stops>
      </style:paragraph-properties>
    </style:style>
    <style:style style:name="P51" style:family="paragraph" style:parent-style-name="Text_20_body">
      <style:paragraph-properties fo:margin-left="0.808cm" fo:margin-right="0cm" fo:line-height="0.464cm" fo:text-indent="0cm" style:auto-text-indent="false"/>
    </style:style>
    <style:style style:name="P52" style:family="paragraph" style:parent-style-name="Text_20_body">
      <style:paragraph-properties fo:margin-top="0.004cm" fo:margin-bottom="0cm" loext:contextual-spacing="false"/>
      <style:text-properties fo:font-size="8.5pt" style:font-size-asian="8.5pt"/>
    </style:style>
    <style:style style:name="P53" style:family="paragraph" style:parent-style-name="Text_20_body">
      <style:paragraph-properties fo:margin-top="0.019cm" fo:margin-bottom="0cm" loext:contextual-spacing="false"/>
      <style:text-properties fo:font-size="8.5pt" fo:font-weight="bold" style:font-size-asian="8.5pt" style:font-weight-asian="bold"/>
    </style:style>
    <style:style style:name="P54" style:family="paragraph" style:parent-style-name="Text_20_body">
      <style:paragraph-properties fo:margin-top="0.002cm" fo:margin-bottom="0cm" loext:contextual-spacing="false"/>
      <style:text-properties fo:font-size="9pt" fo:font-weight="bold" style:font-size-asian="9pt" style:font-weight-asian="bold"/>
    </style:style>
    <style:style style:name="P55" style:family="paragraph" style:parent-style-name="Text_20_body">
      <style:paragraph-properties fo:break-before="column"/>
      <style:text-properties fo:font-size="10pt" fo:font-weight="bold" style:font-size-asian="10pt" style:font-weight-asian="bold"/>
    </style:style>
    <style:style style:name="P56" style:family="paragraph" style:parent-style-name="Text_20_body">
      <style:paragraph-properties fo:margin-left="0.808cm" fo:margin-right="0.337cm" fo:margin-top="0.009cm" fo:margin-bottom="0cm" loext:contextual-spacing="false" fo:text-align="justify" style:justify-single-word="false" fo:text-indent="1.268cm" style:auto-text-indent="false"/>
    </style:style>
    <style:style style:name="P57" style:family="paragraph" style:parent-style-name="Text_20_body">
      <style:paragraph-properties fo:margin-left="0.808cm" fo:margin-right="0.346cm" fo:text-align="justify" style:justify-single-word="false" fo:text-indent="1.247cm" style:auto-text-indent="false"/>
    </style:style>
    <style:style style:name="P58" style:family="paragraph" style:parent-style-name="Text_20_body">
      <style:paragraph-properties fo:margin-left="0.808cm" fo:margin-right="0.355cm" fo:text-align="justify" style:justify-single-word="false" fo:text-indent="1.247cm" style:auto-text-indent="false"/>
    </style:style>
    <style:style style:name="P59" style:family="paragraph" style:parent-style-name="Text_20_body">
      <style:paragraph-properties fo:margin-left="0.808cm" fo:margin-right="0.344cm" fo:text-align="justify" style:justify-single-word="false" fo:text-indent="1.247cm" style:auto-text-indent="false"/>
    </style:style>
    <style:style style:name="P60" style:family="paragraph" style:parent-style-name="Text_20_body">
      <style:paragraph-properties fo:margin-left="13.476cm" fo:margin-right="0cm" fo:line-height="0.035cm" fo:text-indent="0cm" style:auto-text-indent="false"/>
    </style:style>
    <style:style style:name="P61" style:family="paragraph" style:parent-style-name="Text_20_body" style:master-page-name="Converted1">
      <style:paragraph-properties fo:margin-left="0.751cm" fo:margin-right="1.282cm" fo:margin-top="0.129cm" fo:margin-bottom="0cm" loext:contextual-spacing="false" fo:text-align="justify" style:justify-single-word="false" fo:text-indent="1cm" style:auto-text-indent="false" style:page-number="auto"/>
    </style:style>
    <style:style style:name="P62" style:family="paragraph" style:parent-style-name="Text_20_body">
      <style:paragraph-properties fo:margin-left="0.808cm" fo:margin-right="1.244cm" fo:margin-top="0.002cm" fo:margin-bottom="0cm" loext:contextual-spacing="false" fo:text-align="justify" style:justify-single-word="false" fo:text-indent="0.953cm" style:auto-text-indent="false"/>
    </style:style>
    <style:style style:name="P63" style:family="paragraph" style:parent-style-name="Text_20_body">
      <style:paragraph-properties fo:margin-left="0.808cm" fo:margin-right="1.252cm" fo:text-align="justify" style:justify-single-word="false" fo:text-indent="0.953cm" style:auto-text-indent="false"/>
    </style:style>
    <style:style style:name="P64" style:family="paragraph" style:parent-style-name="Text_20_body">
      <style:paragraph-properties fo:margin-left="0.808cm" fo:margin-right="1.247cm" fo:text-align="justify" style:justify-single-word="false" fo:text-indent="0.953cm" style:auto-text-indent="false"/>
    </style:style>
    <style:style style:name="P65" style:family="paragraph" style:parent-style-name="Text_20_body">
      <style:paragraph-properties fo:margin-left="0.808cm" fo:margin-right="1.251cm" fo:text-align="justify" style:justify-single-word="false" fo:text-indent="0.953cm" style:auto-text-indent="false"/>
    </style:style>
    <style:style style:name="P66" style:family="paragraph" style:parent-style-name="Text_20_body">
      <style:paragraph-properties fo:margin-left="0.751cm" fo:margin-right="1.282cm" fo:margin-top="0.002cm" fo:margin-bottom="0cm" loext:contextual-spacing="false" fo:text-align="justify" style:justify-single-word="false" fo:text-indent="1.009cm" style:auto-text-indent="false"/>
    </style:style>
    <style:style style:name="P67" style:family="paragraph" style:parent-style-name="Text_20_body">
      <style:paragraph-properties fo:margin-left="1.76cm" fo:margin-right="0cm" fo:line-height="0.483cm" fo:text-align="justify" style:justify-single-word="false" fo:text-indent="0cm" style:auto-text-indent="false"/>
    </style:style>
    <style:style style:name="P68" style:family="paragraph" style:parent-style-name="Text_20_body">
      <style:paragraph-properties fo:margin-top="0.012cm" fo:margin-bottom="0cm" loext:contextual-spacing="false"/>
    </style:style>
    <style:style style:name="P69" style:family="paragraph" style:parent-style-name="Text_20_body">
      <style:paragraph-properties fo:margin-top="0.012cm" fo:margin-bottom="0cm" loext:contextual-spacing="false"/>
      <style:text-properties fo:font-size="7.5pt" style:font-size-asian="7.5pt"/>
    </style:style>
    <style:style style:name="P70" style:family="paragraph" style:parent-style-name="Text_20_body">
      <style:paragraph-properties fo:margin-top="0.005cm" fo:margin-bottom="0cm" loext:contextual-spacing="false"/>
    </style:style>
    <style:style style:name="P71" style:family="paragraph" style:parent-style-name="Text_20_body">
      <style:paragraph-properties fo:margin-top="0.005cm" fo:margin-bottom="0cm" loext:contextual-spacing="false"/>
      <style:text-properties fo:font-size="6pt" fo:font-weight="bold" style:font-size-asian="6pt" style:font-weight-asian="bold"/>
    </style:style>
    <style:style style:name="P72" style:family="paragraph" style:parent-style-name="Text_20_body">
      <style:paragraph-properties fo:margin-left="-0.208cm" fo:margin-right="0cm" fo:line-height="0.035cm" fo:text-indent="0cm" style:auto-text-indent="false"/>
    </style:style>
    <style:style style:name="P73" style:family="paragraph" style:parent-style-name="Text_20_body">
      <style:paragraph-properties fo:margin-left="0cm" fo:margin-right="0.448cm" fo:margin-top="0.171cm" fo:margin-bottom="0cm" loext:contextual-spacing="false" fo:text-align="center" style:justify-single-word="false" fo:text-indent="0cm" style:auto-text-indent="false"/>
    </style:style>
    <style:style style:name="P74" style:family="paragraph" style:parent-style-name="Text_20_body">
      <style:paragraph-properties fo:margin-left="0.584cm" fo:margin-right="0cm" fo:line-height="0.035cm" fo:text-indent="0cm" style:auto-text-indent="false"/>
    </style:style>
    <style:style style:name="P75" style:family="paragraph" style:parent-style-name="Text_20_body">
      <style:paragraph-properties fo:margin-top="0.019cm" fo:margin-bottom="0.069cm" loext:contextual-spacing="false" fo:break-before="column"/>
      <style:text-properties fo:font-size="14pt" fo:font-weight="bold" style:font-size-asian="14pt" style:font-weight-asian="bold"/>
    </style:style>
    <style:style style:name="P76" style:family="paragraph" style:parent-style-name="Text_20_body">
      <style:paragraph-properties fo:margin-left="0.388cm" fo:margin-right="0cm" fo:line-height="0.035cm" fo:text-indent="0cm" style:auto-text-indent="false"/>
    </style:style>
    <style:style style:name="P77" style:family="paragraph">
      <loext:graphic-properties draw:fill="solid" draw:fill-color="#ffffff"/>
      <style:paragraph-properties fo:text-align="center"/>
    </style:style>
    <style:style style:name="P78" style:family="paragraph">
      <loext:graphic-properties draw:fill="solid" draw:fill-color="#000000"/>
      <style:paragraph-properties fo:text-align="center"/>
    </style:style>
    <style:style style:name="P79" style:family="paragraph">
      <loext:graphic-properties draw:fill="none"/>
      <style:paragraph-properties fo:text-align="center"/>
    </style:style>
    <style:style style:name="T1" style:family="text">
      <style:text-properties fo:font-size="14pt" fo:font-weight="bold" style:font-size-asian="14pt"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normal" style:font-weight-asian="normal"/>
    </style:style>
    <style:style style:name="T5" style:family="text">
      <style:text-properties fo:letter-spacing="-0.016cm"/>
    </style:style>
    <style:style style:name="T6" style:family="text">
      <style:text-properties fo:letter-spacing="0.021cm" style:text-underline-style="solid" style:text-underline-width="auto" style:text-underline-color="font-color"/>
    </style:style>
    <style:style style:name="T7" style:family="text">
      <style:text-properties fo:letter-spacing="0.101cm" style:text-underline-style="solid" style:text-underline-width="auto" style:text-underline-color="font-color"/>
    </style:style>
    <style:style style:name="T8" style:family="text">
      <style:text-properties fo:letter-spacing="0.03cm"/>
    </style:style>
    <style:style style:name="T9" style:family="text">
      <style:text-properties fo:font-size="9pt" style:font-size-asian="9pt"/>
    </style:style>
    <style:style style:name="T10" style:family="text">
      <style:text-properties fo:letter-spacing="-0.005cm"/>
    </style:style>
    <style:style style:name="T11" style:family="text">
      <style:text-properties fo:letter-spacing="-0.012cm"/>
    </style:style>
    <style:style style:name="T12" style:family="text">
      <style:text-properties fo:letter-spacing="-0.004cm"/>
    </style:style>
    <style:style style:name="T13" style:family="text">
      <style:text-properties fo:letter-spacing="-0.002cm"/>
    </style:style>
    <style:style style:name="T14" style:family="text">
      <style:text-properties fo:letter-spacing="0.104cm"/>
    </style:style>
    <style:style style:name="T15" style:family="text">
      <style:text-properties fo:font-variant="small-caps" fo:font-size="12pt" style:font-size-asian="12pt" style:text-scale="88%"/>
    </style:style>
    <style:style style:name="T16" style:family="text">
      <style:text-properties fo:font-size="12pt" fo:letter-spacing="-0.002cm" style:font-size-asian="12pt"/>
    </style:style>
    <style:style style:name="T17" style:family="text">
      <style:text-properties fo:font-size="12pt" fo:letter-spacing="-0.002cm" style:text-underline-style="solid" style:text-underline-width="auto" style:text-underline-color="font-color" fo:font-weight="bold" style:font-size-asian="12pt" style:font-weight-asian="bold"/>
    </style:style>
    <style:style style:name="T18" style:family="text">
      <style:text-properties fo:font-size="12pt" style:font-size-asian="12pt"/>
    </style:style>
    <style:style style:name="T19" style:family="text">
      <style:text-properties fo:font-size="12pt" fo:letter-spacing="-0.035cm" style:font-size-asian="12pt"/>
    </style:style>
    <style:style style:name="T20" style:family="text">
      <style:text-properties fo:font-size="12pt" style:text-underline-style="solid" style:text-underline-width="auto" style:text-underline-color="font-color" style:font-size-asian="12pt"/>
    </style:style>
    <style:style style:name="T21" style:family="text">
      <style:text-properties fo:font-size="12pt" style:text-underline-style="solid" style:text-underline-width="auto" style:text-underline-color="font-color" fo:font-weight="bold" style:font-size-asian="12pt" style:font-weight-asian="bold"/>
    </style:style>
    <style:style style:name="T22" style:family="text">
      <style:text-properties fo:font-size="12pt" fo:letter-spacing="0.002cm" style:text-underline-style="solid" style:text-underline-width="auto" style:text-underline-color="font-color" fo:font-weight="bold" style:font-size-asian="12pt" style:font-weight-asian="bold"/>
    </style:style>
    <style:style style:name="T23" style:family="text">
      <style:text-properties fo:font-size="12pt" fo:letter-spacing="-0.007cm" style:text-underline-style="solid" style:text-underline-width="auto" style:text-underline-color="font-color" fo:font-weight="bold" style:font-size-asian="12pt" style:font-weight-asian="bold"/>
    </style:style>
    <style:style style:name="T24" style:family="text">
      <style:text-properties fo:font-size="12pt" fo:letter-spacing="-0.005cm" style:text-underline-style="solid" style:text-underline-width="auto" style:text-underline-color="font-color" fo:font-weight="bold" style:font-size-asian="12pt" style:font-weight-asian="bold"/>
    </style:style>
    <style:style style:name="T25" style:family="text">
      <style:text-properties fo:font-size="12pt" fo:font-weight="bold" style:font-size-asian="12pt" style:font-weight-asian="bold"/>
    </style:style>
    <style:style style:name="T26" style:family="text">
      <style:text-properties fo:font-size="12pt" fo:letter-spacing="-0.064cm" style:text-underline-style="solid" style:text-underline-width="auto" style:text-underline-color="font-color" fo:font-weight="bold" style:font-size-asian="12pt" style:font-weight-asian="bold"/>
    </style:style>
    <style:style style:name="T27" style:family="text">
      <style:text-properties fo:font-size="12pt" fo:letter-spacing="-0.041cm" style:text-underline-style="solid" style:text-underline-width="auto" style:text-underline-color="font-color" fo:font-weight="bold" style:font-size-asian="12pt" style:font-weight-asian="bold"/>
    </style:style>
    <style:style style:name="T28" style:family="text">
      <style:text-properties fo:font-size="12pt" fo:letter-spacing="-0.041cm" style:font-size-asian="12pt"/>
    </style:style>
    <style:style style:name="T29" style:family="text">
      <style:text-properties fo:font-size="12pt" fo:letter-spacing="0.026cm" style:text-underline-style="solid" style:text-underline-width="auto" style:text-underline-color="font-color" fo:font-weight="bold" style:font-size-asian="12pt" style:font-weight-asian="bold"/>
    </style:style>
    <style:style style:name="T30" style:family="text">
      <style:text-properties fo:font-size="12pt" fo:letter-spacing="0.097cm" style:text-underline-style="solid" style:text-underline-width="auto" style:text-underline-color="font-color" style:font-size-asian="12pt"/>
    </style:style>
    <style:style style:name="T31" style:family="text">
      <style:text-properties fo:font-size="12pt" fo:letter-spacing="-0.053cm" style:text-underline-style="solid" style:text-underline-width="auto" style:text-underline-color="font-color" fo:font-weight="bold" style:font-size-asian="12pt" style:font-weight-asian="bold"/>
    </style:style>
    <style:style style:name="T32" style:family="text">
      <style:text-properties fo:font-size="12pt" fo:letter-spacing="0.023cm" style:text-underline-style="solid" style:text-underline-width="auto" style:text-underline-color="font-color" fo:font-weight="bold" style:font-size-asian="12pt" style:font-weight-asian="bold"/>
    </style:style>
    <style:style style:name="T33" style:family="text">
      <style:text-properties fo:font-size="12pt" fo:letter-spacing="-0.028cm" style:text-underline-style="solid" style:text-underline-width="auto" style:text-underline-color="font-color" fo:font-weight="bold" style:font-size-asian="12pt" style:font-weight-asian="bold"/>
    </style:style>
    <style:style style:name="T34" style:family="text">
      <style:text-properties fo:font-size="12pt" fo:letter-spacing="-0.021cm" style:text-underline-style="solid" style:text-underline-width="auto" style:text-underline-color="font-color" fo:font-weight="bold" style:font-size-asian="12pt" style:font-weight-asian="bold"/>
    </style:style>
    <style:style style:name="T35" style:family="text">
      <style:text-properties fo:font-size="12pt" fo:letter-spacing="0.005cm" style:font-size-asian="12pt"/>
    </style:style>
    <style:style style:name="T36" style:family="text">
      <style:text-properties fo:font-size="12pt" fo:letter-spacing="0.004cm" style:text-underline-style="solid" style:text-underline-width="auto" style:text-underline-color="font-color" style:font-size-asian="12pt"/>
    </style:style>
    <style:style style:name="T37" style:family="text">
      <style:text-properties fo:font-size="12pt" fo:letter-spacing="-0.014cm" style:text-underline-style="solid" style:text-underline-width="auto" style:text-underline-color="font-color" fo:font-weight="bold" style:font-size-asian="12pt" style:font-weight-asian="bold"/>
    </style:style>
    <style:style style:name="T38" style:family="text">
      <style:text-properties fo:font-size="12pt" fo:letter-spacing="-0.016cm" style:font-size-asian="12pt"/>
    </style:style>
    <style:style style:name="T39" style:family="text">
      <style:text-properties fo:font-size="12pt" fo:letter-spacing="0.019cm" fo:font-weight="bold" style:font-size-asian="12pt" style:font-weight-asian="bold"/>
    </style:style>
    <style:style style:name="T40" style:family="text">
      <style:text-properties fo:font-size="12pt" fo:letter-spacing="-0.004cm" style:text-underline-style="solid" style:text-underline-width="auto" style:text-underline-color="font-color" fo:font-weight="bold" style:font-size-asian="12pt" style:font-weight-asian="bold"/>
    </style:style>
    <style:style style:name="T41" style:family="text">
      <style:text-properties fo:font-size="12pt" fo:letter-spacing="0.093cm" style:text-underline-style="solid" style:text-underline-width="auto" style:text-underline-color="font-color" style:font-size-asian="12pt"/>
    </style:style>
    <style:style style:name="T42" style:family="text">
      <style:text-properties fo:font-size="12pt" fo:letter-spacing="0.072cm" style:font-size-asian="12pt"/>
    </style:style>
    <style:style style:name="T43" style:family="text">
      <style:text-properties fo:font-size="12pt" fo:letter-spacing="0.012cm" style:text-underline-style="solid" style:text-underline-width="auto" style:text-underline-color="font-color" style:font-size-asian="12pt"/>
    </style:style>
    <style:style style:name="T44" style:family="text">
      <style:text-properties fo:font-size="12pt" fo:letter-spacing="0.09cm" style:text-underline-style="solid" style:text-underline-width="auto" style:text-underline-color="font-color" style:font-size-asian="12pt"/>
    </style:style>
    <style:style style:name="T45" style:family="text">
      <style:text-properties fo:letter-spacing="-0.034cm"/>
    </style:style>
    <style:style style:name="T46" style:family="text">
      <style:text-properties fo:letter-spacing="-0.009cm"/>
    </style:style>
    <style:style style:name="T47" style:family="text">
      <style:text-properties fo:font-weight="bold" style:font-weight-asian="bold"/>
    </style:style>
    <style:style style:name="T48" style:family="text">
      <style:text-properties fo:font-weight="normal" style:font-weight-asian="normal"/>
    </style:style>
    <style:style style:name="T49" style:family="text">
      <style:text-properties fo:letter-spacing="-0.019cm" style:text-underline-style="solid" style:text-underline-width="auto" style:text-underline-color="font-color"/>
    </style:style>
    <style:style style:name="T50" style:family="text">
      <style:text-properties fo:letter-spacing="0.004cm"/>
    </style:style>
    <style:style style:name="T51" style:family="text">
      <style:text-properties fo:letter-spacing="0.004cm" style:text-underline-style="solid" style:text-underline-width="auto" style:text-underline-color="font-color" fo:font-weight="normal" style:font-weight-asian="normal"/>
    </style:style>
    <style:style style:name="T52" style:family="text">
      <style:text-properties fo:font-size="1pt" style:font-size-asian="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0787*" fo:start-indent="0cm" fo:end-indent="4.32cm"/>
          <style:column style:rel-width="34748*" fo:start-indent="4.32cm" fo:end-indent="0cm"/>
        </style:columns>
      </style:section-properties>
    </style:style>
    <style:style style:name="Sect3" style:family="section">
      <style:section-properties text:dont-balance-text-columns="true" style:editable="false">
        <style:columns fo:column-count="2">
          <style:column style:rel-width="30683*" fo:start-indent="0cm" fo:end-indent="4.29cm"/>
          <style:column style:rel-width="34852*" fo:start-indent="4.29cm" fo:end-indent="0cm"/>
        </style:columns>
      </style:section-properties>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round" svg:stroke-linecap="butt" draw:fill="solid" draw:fill-color="#ffffff" draw:textarea-horizontal-align="center" draw:textarea-vertical-align="top" draw:auto-grow-height="false" fo:padding-top="0.009cm" fo:padding-bottom="0.009cm" fo:padding-left="0.009cm" fo:padding-right="0.009cm" style:run-through="background"/>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solid" draw:fill-color="#000000" draw:textarea-horizontal-align="center" draw:textarea-vertical-align="top" draw:auto-grow-height="false" style:run-through="background"/>
    </style:style>
    <style:style style:name="gr5" style:family="graphic">
      <style:graphic-properties draw:stroke="solid" svg:stroke-width="0.018cm" svg:stroke-color="#000000" draw:stroke-linejoin="round" svg:stroke-linecap="butt" draw:fill="none" draw:textarea-horizontal-align="center" draw:textarea-vertical-align="top" draw:auto-grow-height="false" fo:padding-top="0.009cm" fo:padding-bottom="0.009cm" fo:padding-left="0.009cm" fo:padding-right="0.009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П Р О Т О К О Л</text:h>
        <text:p text:style-name="P20"><text:span text:style-name="T1">допроса потерпевшего</text:span></text:p>
        <text:p text:style-name="P47"><text:span text:style-name="T2"><text:s/><text:tab/>г.Омск<text:tab/></text:span><text:tab/><text:span text:style-name="T5">“</text:span><text:span text:style-name="T6"> </text:span><text:span text:style-name="T2">29</text:span><text:span text:style-name="T7"> </text:span>”<text:tab/><text:span text:style-name="T2"> мая<text:tab/></text:span>20<text:span text:style-name="T2">15 </text:span><text:span text:style-name="T8"><text:s/></text:span>г.</text:p>
        <text:p text:style-name="P21"><text:span text:style-name="T9">(место составления)</text:span></text:p>
        <text:p text:style-name="P48">Допрос<text:span text:style-name="T10"> </text:span>начат<text:tab/>в<text:tab/><text:span text:style-name="T2"> 10<text:tab/></text:span>ч<text:tab/><text:span text:style-name="T2"> 00<text:tab/></text:span><text:span text:style-name="T11">мин </text:span>Допрос<text:span text:style-name="T12"> </text:span>окончен<text:span text:style-name="T13"> </text:span>в<text:tab/><text:span text:style-name="T2"> 12<text:tab/></text:span>ч<text:tab/><text:span text:style-name="T2"> 00<text:tab/></text:span><text:span text:style-name="T11">мин</text:span></text:p>
        <text:p text:style-name="P49"><draw:line text:anchor-type="char" draw:z-index="0" draw:style-name="gr5" draw:text-style-name="P79" svg:x1="8.99cm" svg:y1="0.515cm" svg:x2="19.563cm" svg:y2="0.515cm"><text:p/></draw:line>Следователь<text:span text:style-name="T14"> </text:span>следственного</text:p>
        <text:p text:style-name="P22"><text:span text:style-name="T9">(наименование органа предварительного следствия или дознания, классный чин или звание,</text:span></text:p>
        <text:p text:style-name="P52"><draw:line text:anchor-type="char" draw:z-index="1" draw:style-name="gr5" draw:text-style-name="P79" svg:x1="2.286cm" svg:y1="0.427cm" svg:x2="20.197cm" svg:y2="0.427cm"><text:p/></draw:line></text:p>
        <text:p text:style-name="P23"><text:span text:style-name="T9">фамилия, инициалы следователя (дознавателя)</text:span></text:p>
        <text:p text:style-name="P25"><text:span text:style-name="T15">в</text:span><text:span text:style-name="T16"> </text:span><text:span text:style-name="T18">по</text:span><text:span text:style-name="T16">ме</text:span><text:span text:style-name="T18">щ</text:span><text:span text:style-name="T16">е</text:span><text:span text:style-name="T18">нии <text:s/></text:span><text:span text:style-name="T19"><text:s/></text:span><text:span text:style-name="T20"><text:s text:c="2"/></text:span><text:span text:style-name="T17">с</text:span><text:span text:style-name="T21">л</text:span><text:span text:style-name="T22">у</text:span><text:span text:style-name="T23">ж</text:span><text:span text:style-name="T17">е</text:span><text:span text:style-name="T21">бно</text:span><text:span text:style-name="T17">г</text:span><text:span text:style-name="T21">о кабин</text:span><text:span text:style-name="T17">е</text:span><text:span text:style-name="T22">т</text:span><text:span text:style-name="T21">а № 2 </text:span><text:span text:style-name="T17">С</text:span><text:span text:style-name="T21">О Ом</text:span><text:span text:style-name="T17">с</text:span><text:span text:style-name="T21">ко</text:span><text:span text:style-name="T17">г</text:span><text:span text:style-name="T21">о ЛУ</text:span><text:span text:style-name="T22"> </text:span><text:span text:style-name="T17">М</text:span><text:span text:style-name="T21">ВД </text:span><text:span text:style-name="T24">Р</text:span><text:span text:style-name="T21">о</text:span><text:span text:style-name="T22">с</text:span><text:span text:style-name="T17">с</text:span><text:span text:style-name="T21">ии<text:tab/></text:span></text:p>
        <text:p text:style-name="P27"><text:span text:style-name="T9">(каком именно)</text:span></text:p>
        <text:p text:style-name="P50">в соответствии со ст. 189 и 190 УПК РФ допросил по уголовному<text:span text:style-name="T45"> </text:span>делу<text:span text:style-name="T46"> </text:span>№<text:tab/><text:span text:style-name="T2"> </text:span><text:span text:style-name="T3">17108<text:tab/></text:span></text:p>
        <text:p text:style-name="P51">в качестве потерпевшего:</text:p>
        <text:list xml:id="list554038686" text:style-name="WWNum1">
          <text:list-item>
            <text:p text:style-name="P11"><text:span text:style-name="T18">Фамилия, имя, отчество <text:s text:c="2"/></text:span><text:span text:style-name="T20"><text:s text:c="2"/></text:span><text:span text:style-name="T21">Совунова Анастасия</text:span><text:span text:style-name="T26"> </text:span><text:span text:style-name="T21">Вадимовна<text:tab/></text:span></text:p>
          </text:list-item>
        </text:list>
        <text:p text:style-name="P44"><draw:line text:anchor-type="char" draw:z-index="2" draw:style-name="gr5" draw:text-style-name="P79" svg:x1="7.583cm" svg:y1="0.443cm" svg:x2="20.197cm" svg:y2="0.443cm"><text:p/></draw:line></text:p>
        <text:list xml:id="list35912282346926" text:continue-numbering="true" text:style-name="WWNum1">
          <text:list-item>
            <text:p text:style-name="P13"><text:span text:style-name="T18">Дата рождения <text:s text:c="2"/></text:span><text:span text:style-name="T20"><text:s text:c="2"/></text:span><text:span text:style-name="T21">23.03.1999</text:span><text:span text:style-name="T17"> </text:span><text:span text:style-name="T21">г.р.<text:tab/></text:span></text:p>
          </text:list-item>
        </text:list>
        <text:p text:style-name="P53"><draw:g text:anchor-type="char" draw:z-index="6" draw:style-name="gr3"><draw:rect draw:style-name="gr4" draw:text-style-name="P78" svg:width="0.163cm" svg:height="0.018cm" svg:x="5.994cm" svg:y="0.432cm"><text:p/></draw:rect><draw:rect draw:style-name="gr4" draw:text-style-name="P78" svg:width="0.018cm" svg:height="0.018cm" svg:x="6.156cm" svg:y="0.432cm"><text:p/></draw:rect><draw:line draw:style-name="gr2" draw:text-style-name="P77" svg:x1="6.174cm" svg:y1="0.441cm" svg:x2="20.197cm" svg:y2="0.441cm"><text:p/></draw:line></draw:g></text:p>
        <text:list xml:id="list35911636731354" text:continue-numbering="true" text:style-name="WWNum1">
          <text:list-item>
            <text:p text:style-name="P13"><text:span text:style-name="T18">Место рождения <text:s/></text:span><text:span text:style-name="T20"><text:s text:c="2"/></text:span><text:span text:style-name="T21">г.</text:span><text:span text:style-name="T27"> </text:span><text:span text:style-name="T21">Омск<text:tab/></text:span></text:p>
          </text:list-item>
        </text:list>
        <text:p text:style-name="P54"><draw:g text:anchor-type="char" draw:z-index="7" draw:style-name="gr3"><draw:line draw:style-name="gr2" draw:text-style-name="P77" svg:x1="6.156cm" svg:y1="0.446cm" svg:x2="10.284cm" svg:y2="0.446cm"><text:p/></draw:line><draw:rect draw:style-name="gr4" draw:text-style-name="P78" svg:width="0.018cm" svg:height="0.018cm" svg:x="10.284cm" svg:y="0.437cm"><text:p/></draw:rect><draw:line draw:style-name="gr2" draw:text-style-name="P77" svg:x1="10.301cm" svg:y1="0.446cm" svg:x2="20.196cm" svg:y2="0.446cm"><text:p/></draw:line></draw:g></text:p>
        <text:list xml:id="list35911409668458" text:continue-numbering="true" text:style-name="WWNum1">
          <text:list-item>
            <text:p text:style-name="P13"><text:span text:style-name="T18">Место жительства и (или) регистрации <text:s/></text:span><text:span text:style-name="T20"><text:s text:c="2"/></text:span><text:span text:style-name="T21">г. Омск, ул. Лаптева дом 4 кв.</text:span><text:span text:style-name="T29"> </text:span><text:span text:style-name="T21">77<text:tab/></text:span></text:p>
          </text:list-item>
        </text:list>
        <text:p text:style-name="P53"><draw:line text:anchor-type="char" draw:z-index="3" draw:style-name="gr5" draw:text-style-name="P79" svg:x1="10.285cm" svg:y1="0.441cm" svg:x2="20.198cm" svg:y2="0.441cm"><text:p/></draw:line></text:p>
        <text:p text:style-name="P24"><text:span text:style-name="T18">телефон: </text:span><text:span text:style-name="T25">89609937850, 89609937854</text:span></text:p>
        <text:list xml:id="list35912199698592" text:continue-numbering="true" text:style-name="WWNum1">
          <text:list-item>
            <text:p text:style-name="P12"><text:span text:style-name="T18">Гражданство </text:span><text:span text:style-name="T20"><text:s/></text:span><text:span text:style-name="T30"><text:s/></text:span><text:span text:style-name="T21">РФ<text:tab/></text:span></text:p>
          </text:list-item>
          <text:list-item>
            <text:h text:style-name="P2" text:outline-level="2"><text:span text:style-name="T48">Образование <text:s/></text:span><text:span text:style-name="T4"><text:s text:c="2"/></text:span><text:span text:style-name="T2">средняя общеобразовательная школа № 96 г. Омска, учащаяся 10</text:span><text:span text:style-name="T49"> </text:span><text:span text:style-name="T2">класса<text:tab/></text:span></text:h>
          </text:list-item>
          <text:list-item>
            <text:p text:style-name="P14"><text:span text:style-name="T18">Семейное положение, состав семьи <text:s text:c="2"/></text:span><text:span text:style-name="T20"><text:s text:c="2"/></text:span><text:span text:style-name="T21">не</text:span><text:span text:style-name="T31"> </text:span><text:span text:style-name="T21">замужем<text:tab/></text:span></text:p>
          </text:list-item>
          <text:list-item>
            <text:p text:style-name="P15"><text:span text:style-name="T18">Место работы или учебы <text:s/></text:span><text:span text:style-name="T20"><text:s text:c="2"/></text:span><text:span text:style-name="T21">учащаяся 10</text:span><text:span text:style-name="T32"> </text:span><text:span text:style-name="T21">класса<text:tab/></text:span></text:p>
          </text:list-item>
          <text:list-item>
            <text:p text:style-name="P16"><text:span text:style-name="T18">Отношение к воинской обязанности <text:s text:c="2"/></text:span><text:span text:style-name="T20"><text:s text:c="2"/></text:span><text:span text:style-name="T21">не</text:span><text:span text:style-name="T33"> </text:span><text:span text:style-name="T21">в/о<text:tab/></text:span></text:p>
          </text:list-item>
        </text:list>
        <text:p text:style-name="P28"><text:span text:style-name="T9">(где состоит на воинском учете)</text:span></text:p>
        <text:list xml:id="list35911762345200" text:continue-numbering="true" text:style-name="WWNum1">
          <text:list-item>
            <text:p text:style-name="P17"><text:span text:style-name="T18">Наличие судимости <text:s/></text:span><text:span text:style-name="T20"><text:s text:c="2"/></text:span><text:span text:style-name="T21">не</text:span><text:span text:style-name="T34"> </text:span><text:span text:style-name="T21">судима<text:tab/></text:span></text:p>
          </text:list-item>
        </text:list>
        <text:p text:style-name="P29"><text:span text:style-name="T9">(когда и каким судом был_ осужден_, по какой статье УК РФ, вид и размер наказания)</text:span></text:p>
      </text:section>
      <text:section text:style-name="Sect2" text:name="Раздел1">
        <text:h text:style-name="P3" text:outline-level="2">Потерпевший</text:h>
        <text:p text:style-name="P55"/>
        <text:p text:style-name="P46"><draw:line text:anchor-type="char" draw:z-index="4" draw:style-name="gr5" draw:text-style-name="P79" svg:x1="15.178cm" svg:y1="0.402cm" svg:x2="20.196cm" svg:y2="0.402cm"><text:p/></draw:line></text:p>
        <text:p text:style-name="P31"><text:span text:style-name="T9">(подпись)</text:span></text:p>
      </text:section>
      <text:section text:style-name="Sect1" text:name="Раздел2">
        <text:list xml:id="list35913338090240" text:continue-numbering="true" text:style-name="WWNum1">
          <text:list-item>
            <text:p text:style-name="P18"><text:span text:style-name="T18">Паспорт или иной документ, удостоверяющий личность</text:span><text:span text:style-name="T28"> </text:span><text:span text:style-name="T18">потерпевшего <text:s/></text:span><text:span text:style-name="T35"><text:s/></text:span><text:span text:style-name="T20"><text:s/><text:tab/></text:span></text:p>
          </text:list-item>
        </text:list>
        <text:h text:style-name="P4" text:outline-level="2">серия 5212 № 196538 Отделом № 1 УФМС России по Омской области в Советском адми-</text:h>
        <text:p text:style-name="P36"><text:span text:style-name="T20"><text:s/></text:span><text:span text:style-name="T36"><text:s/></text:span><text:span text:style-name="T21">нистративном округе г. Омска 06.04.2013</text:span><text:span text:style-name="T37"> </text:span><text:span text:style-name="T21">г.<text:tab/></text:span></text:p>
        <text:list xml:id="list35912110163020" text:continue-numbering="true" text:style-name="WWNum1">
          <text:list-item>
            <text:p text:style-name="P19"><text:span text:style-name="T18">Иные данные о</text:span><text:span text:style-name="T38"> </text:span><text:span text:style-name="T18">личности</text:span><text:span text:style-name="T16"> </text:span><text:span text:style-name="T18">потерпевшего<text:tab/></text:span><text:span text:style-name="T20"> </text:span><text:span text:style-name="T21">русская, <text:s/>на учете в ООНД, ОКПБ</text:span><text:span text:style-name="T37"> </text:span><text:span text:style-name="T21">не</text:span><text:span text:style-name="T17"> </text:span><text:span text:style-name="T21">состоит,<text:tab/></text:span><text:span text:style-name="T25"> русским языком владеет в полном объеме, в услугах переводчика не нуждается,</text:span><text:span text:style-name="T39"> </text:span><text:span text:style-name="T25">несовер-</text:span></text:p>
          </text:list-item>
        </text:list>
        <text:h text:style-name="P6" text:outline-level="2"><text:span text:style-name="T4"><text:s/></text:span><text:span text:style-name="T51"><text:s/></text:span><text:span text:style-name="T2">шеннолетняя.<text:tab/></text:span></text:h>
        <text:p text:style-name="P35"><text:span text:style-name="T18">Иные участвующие лица</text:span><text:span text:style-name="T20"> </text:span><text:span text:style-name="T21">законный представитель Совунова Алла Николаевна <text:s text:c="8"/></text:span></text:p>
        <text:p text:style-name="P37"><text:span text:style-name="T9">(процессуальное положение, фамилия, инициалы)</text:span></text:p>
        <text:p text:style-name="P32"><text:span text:style-name="T18">Участвующим лицам объявлено о применении технических средств</text:span><text:span text:style-name="T20"> </text:span><text:span text:style-name="T21">не применялось <text:s text:c="8"/></text:span></text:p>
        <text:p text:style-name="P56">Перед началом допроса мне разъяснены права и обязанности потерпевшего, предусмот- ренные частью второй ст. 42 УПК РФ.</text:p>
        <text:p text:style-name="P57">Согласно ст. 18 УПК РФ мне разъяснено право, давать показания на родном языке или на том языке, которым я владею, а также пользоваться помощью переводчика бесплатно.</text:p>
        <text:p text:style-name="P58">Мне также разъяснено, что в соответствии со ст. 51 Конституции Российской Федерации я не обязан свидетельствовать против самого себя, своего супруга (своей супруги) и других близких родственников, круг которых определен п. 4 ст. 5 УПК<text:span text:style-name="T12"> </text:span>РФ.</text:p>
        <text:p text:style-name="P59">Об уголовной ответственности за отказ от дачи показаний по ст. 308 УК РФ и за дачу за- ведомо ложных показаний по ст. 307 УК РФ предупрежден.</text:p>
        <text:h text:style-name="P7" text:outline-level="2">Потерпевший</text:h>
        <text:p text:style-name="P60"><draw:g text:anchor-type="as-char" draw:z-index="8" draw:style-name="gr1"><draw:line draw:style-name="gr2" draw:text-style-name="P77" svg:x1="0cm" svg:y1="0cm" svg:x2="5.018cm" svg:y2="0cm"><text:p/></draw:line></draw:g></text:p>
        <text:p text:style-name="P38"><text:span text:style-name="T9">(подпись)</text:span></text:p>
      </text:section>
      <text:p text:style-name="P61">По существу заданных вопросов могу пояснить, что по вышеуказанному адресу проживаю с родителями Совуновой Аллой Николаевной и Совуновым Вадимом Евгеньевичем. В свободное от обучения в средней общеобразовательной школе № 96 время я занимаюсь в цирковой студии «Престиж», с которой периодически выступаю, в том числе с<text:span text:style-name="T12"> </text:span>выездом.</text:p>
      <text:p text:style-name="P62">Так, 11.05.2015 года я с напарником по цирковой студии Галич Денисом Юрьевичем поехали в г. Челябинск на выступление в ледовой арене «Трактор». 19.05.2015 года я с <text:span text:style-name="T50">Га</text:span>лич Д.Ю. возвращались обратно в г. Омск, для чего на станции Челябинск мы осуществили посадку в пассажирский поезд № 098 сообщением «Кисловодск-Тында» в вагон № 14 на места № 22, 24, 26. На одном месте находился реквизит. Осуществив посадку и заняв свои места, мы легли спать, телефон был все время при мне, однако перед тем как лечь спать он выключился, т.к. сел заряд аккумулятора. Проснувшись утром по станции Петропавловск мы находились на своих местах, так как в вагоне работали пограничники, проводили <text:span text:style-name="T50">про</text:span>верку пассажиров. В вагоне было много пассажиров, некоторые из них в пути следования распивали спиртные напитки. В том числе в вагоне из числа пассажиров были военнослужащие, других отличительных признаков я не запомнила. После того как проводник прошел по вагону и предупредил, что до станции Омск оставалось около 15 минут, я решила пойти поставить свой мобильный телефон на зарядку для того, чтобы позвонить маме и сказать о прибытии поезда. Так, я прошла в нерабочий тамбур, где напротив туалета над окном поставила свой мобильный телефон заряжаться, положив его на верхний уступ окна. В момент, когда я ставила телефон на зарядку, в тамбуре напротив туалета стоял проводник вагона, он видел все мои действия. Проводник дожидался пассажира, который находился в туалете, для того чтобы закрыть туалет перед прибытием на станцию Омск. Поставив телефон на зарядку я решила вернуться на свое место, через минуту за мной вышел из тамбура и проводник и прошел к себе. Я находилась на свое месте около 7-10 минут, после чего решила проверить свой мобильный телефон. Также у меня вызвала подозрение женщина, на вид цыганка, которая прошла в сторону туалета. Так, подойдя к нерабочему <text:span text:style-name="T50">там</text:span>буру я увидела, что в розетке осталось только зарядное устройство от моего мобильного телефона, самого телефона не было. Я сразу поняла, что его похитили и пошла к проводнику, сообщила о случившемся, на что проводник ответил что по станции Омск вызовет <text:span text:style-name="T50">со</text:span><text:bookmark text:name="_GoBack"/>трудников полиции для<text:span text:style-name="T10"> </text:span>разбирательств.</text:p>
      <text:p text:style-name="P63">По прибытию на станцию Омск в вагон зашли сотрудники полиции, которым я указала на место где стоял телефон на зарядке и устно объяснила, что случилось. После этого я сошла по станции Омск вместе с одним из сотрудников полиции и проследовали в дежурную часть Омского ЛУ МВД России, где в присутствии мамы – Совуновой Аллы Николаевны я написала заявление и меня опросили сотрудники полиции по факту случившегося.</text:p>
      <text:p text:style-name="P64">Также поясняю, что мобильный телефон у меня был марки «Iphone» модель «4s», IMEI 013532009242428 в корпусе белого цвета. На момент хищения мобильный телефон находился в чехле черного цвета, на задней стенке чехла изображена девушка с фотоаппаратом. Телефон не имел трещин, сколов иных механических повреждений. Мобильный телефон приобретался за 18 000 рублей примерно в сентябре 2014 года, при этом в данную сумму входила его настройка. В настоящее время с учетом износа, я оцениваю мобильный телефон в 13 500 рублей 00 копеек, как указано в чеке, который я готова выдать. Чехол для меня материальной ценности не представляет. На момент хищения в мобильном телефоне находилась сим-карта оператора ОАО «МТС» с абонентским номером +79835288572. Сим- карта материальной ценности сим-карта для меня не представляет, денежных средств на момент хищения на сим-карте не было. Данный абонентский номер оформлен на моего папу – Совунова Вадима Евгеньевича.</text:p>
      <text:p text:style-name="P65">Также хочу пояснить, что за выступления в цирковой группе я получаю денежные средства. Оплата за наши выступления сдельная, выступаем на бездоговорной основе. В среднем один час выступления стоит от 1 500 рублей, в зависимости от сложности номера. В месяц примерно я зарабатываю от 8 000 до 10 000 рублей. Именно с данных денежных средств был куплен похищенный у меня мобильный телефон, кроме того, из заработанных денег - часть заработка идет на оплату поездок, покупку билетов на транспорт, поэтому, в силу того, что я еще обучаюсь в школе, постоянного заработка не имею, и нахожусь на иждивении родителей в связи с чем, ущерб на сумму 13 500 рублей 00 копеек причиненный <text:soft-page-break/>мне, является для меня значительным. Мобильный телефон покупался в рассрочку, которая была оформлена на мою маму – Совунову А.Н., однако денежные средства вносила я, по мере их получения за выступления.</text:p>
      <text:p text:style-name="P66">В настоящее время при мне находится коробка от мобильного телефона марки «Iphone» модель «4s», IMEI 013532009242428 в корпусе белого цвета, два электронных билета на листах А4, копия свидетельства о рождении на мое имя, а также электронная выписка чека из магазина «Связной» и документы из магазина, где приобретали мобильных телефон. Данные предметы и документы я готова выдать.</text:p>
      <text:p text:style-name="P67">Больше по данному факту мне пояснить нечего.</text:p>
      <text:p text:style-name="P45"/>
      <text:p text:style-name="P45"/>
      <text:p text:style-name="P68"/>
      <text:section text:style-name="Sect2" text:name="Раздел3">
        <text:h text:style-name="P8" text:outline-level="2">Потерпевший</text:h>
        <text:p text:style-name="P55"/>
        <text:p text:style-name="P71"/>
        <text:p text:style-name="P72"><draw:g text:anchor-type="as-char" draw:z-index="9" draw:style-name="gr1"><draw:line draw:style-name="gr2" draw:text-style-name="P77" svg:x1="0cm" svg:y1="0cm" svg:x2="4.763cm" svg:y2="0cm"><text:p/></draw:line></draw:g></text:p>
        <text:p text:style-name="P30"><text:span text:style-name="T9">(подпись)</text:span></text:p>
      </text:section>
      <text:section text:style-name="Sect1" text:name="Раздел4">
        <text:p text:style-name="P73">Перед началом, в ходе либо по окончании допроса потерпевшей от участвующих лиц</text:p>
        <text:h text:style-name="P5" text:outline-level="2">потерпевшего Совуновой А.В., законного представителя Совуновой А.Н.</text:h>
        <text:p text:style-name="P74"><draw:g text:anchor-type="as-char" draw:z-index="10" draw:style-name="gr1"><draw:line draw:style-name="gr2" draw:text-style-name="P77" svg:x1="0cm" svg:y1="0cm" svg:x2="17.911cm" svg:y2="0cm"><text:p/></draw:line></draw:g></text:p>
        <text:p text:style-name="P39"><text:span text:style-name="T9">(их процессуальное положение, фамилии, инициалы)</text:span></text:p>
        <text:p text:style-name="P26"><text:span text:style-name="T18">заявления</text:span><text:span text:style-name="T20"> <text:tab/></text:span><text:span text:style-name="T21">не</text:span><text:span text:style-name="T40"> </text:span><text:span text:style-name="T21">поступили<text:tab/></text:span><text:span text:style-name="T18">.<text:tab/>Содержание заявлен </text:span><text:span text:style-name="T20"><text:s/></text:span><text:span text:style-name="T41"><text:s/></text:span><text:span text:style-name="T20">ия</text:span><text:span text:style-name="T42"> </text:span><text:span text:style-name="T18">:<text:tab/></text:span><text:span text:style-name="T20"> </text:span><text:span text:style-name="T21">нет<text:tab/></text:span></text:p>
        <text:p text:style-name="P40"><text:span text:style-name="T9">(поступили, не поступили)</text:span></text:p>
        <text:h text:style-name="P9" text:outline-level="2">Потерпевший</text:h>
        <text:p text:style-name="P60"><draw:g text:anchor-type="as-char" draw:z-index="11" draw:style-name="gr1"><draw:line draw:style-name="gr2" draw:text-style-name="P77" svg:x1="0cm" svg:y1="0cm" svg:x2="5.018cm" svg:y2="0cm"><text:p/></draw:line></draw:g></text:p>
        <text:p text:style-name="P41"><text:span text:style-name="T9">(подпись)</text:span></text:p>
        <text:p text:style-name="P33"><text:span text:style-name="T18">Протокол прочитан <text:s/></text:span><text:span text:style-name="T20"><text:s/></text:span><text:span text:style-name="T43"><text:s/></text:span><text:span text:style-name="T21">лично<text:tab/></text:span></text:p>
        <text:p text:style-name="P42"><text:span text:style-name="T9">(лично или вслух следователем (дознавателем)</text:span></text:p>
        <text:p text:style-name="P34"><text:span text:style-name="T18">Замечания к протоколу </text:span><text:span text:style-name="T20"><text:s/></text:span><text:span text:style-name="T44"><text:s/></text:span><text:span text:style-name="T21">отсутствуют<text:tab/></text:span></text:p>
        <text:p text:style-name="P43"><text:span text:style-name="T9">(содержание замечаний либо указание</text:span></text:p>
        <text:p text:style-name="P69"/>
      </text:section>
      <text:section text:style-name="Sect3" text:name="Раздел5">
        <text:h text:style-name="P10" text:outline-level="2">Потерпевший Следователь</text:h>
        <text:p text:style-name="P75"/>
        <text:p text:style-name="P76"><draw:g text:anchor-type="as-char" draw:z-index="12" draw:style-name="gr1"><draw:line draw:style-name="gr2" draw:text-style-name="P77" svg:x1="0cm" svg:y1="0cm" svg:x2="5.018cm" svg:y2="0cm"><text:p/></draw:line></draw:g></text:p>
        <text:p text:style-name="P30"><text:span text:style-name="T9">(подпись)</text:span></text:p>
        <text:p text:style-name="P70"><draw:line text:anchor-type="char" draw:z-index="5" draw:style-name="gr5" draw:text-style-name="P79" svg:x1="15.178cm" svg:y1="0.49cm" svg:x2="20.196cm" svg:y2="0.49cm"><text:p/></draw:lin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ru" style:country-complex="RU"/>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cm" fo:margin-right="0.203cm" fo:line-height="0.504cm"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1.76cm" fo:margin-right="0cm"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31cm" fo:margin-right="0cm" fo:text-indent="-0.425cm" style:auto-text-indent="fals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font-size="12pt" fo:letter-spacing="-0.021cm"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ru" style:country-complex="RU" style:text-scale="100%"/>
    </style:style>
    <style:style style:name="ListLabel_20_2" style:display-name="ListLabel 2" style:family="text">
      <style:text-properties fo:language="ru" fo:country="RU" style:language-asian="ru" style:country-asian="RU" style:language-complex="ru" style:country-complex="RU"/>
    </style:style>
    <style:style style:name="ListLabel_20_3" style:display-name="ListLabel 3" style:family="text">
      <style:text-properties fo:language="ru" fo:country="RU" style:language-asian="ru" style:country-asian="RU" style:language-complex="ru" style:country-complex="RU"/>
    </style:style>
    <style:style style:name="ListLabel_20_4" style:display-name="ListLabel 4" style:family="text">
      <style:text-properties fo:language="ru" fo:country="RU" style:language-asian="ru" style:country-asian="RU" style:language-complex="ru" style:country-complex="RU"/>
    </style:style>
    <style:style style:name="ListLabel_20_5" style:display-name="ListLabel 5" style:family="text">
      <style:text-properties fo:language="ru" fo:country="RU" style:language-asian="ru" style:country-asian="RU" style:language-complex="ru" style:country-complex="RU"/>
    </style:style>
    <style:style style:name="ListLabel_20_6" style:display-name="ListLabel 6" style:family="text">
      <style:text-properties fo:language="ru" fo:country="RU" style:language-asian="ru" style:country-asian="RU" style:language-complex="ru" style:country-complex="RU"/>
    </style:style>
    <style:style style:name="ListLabel_20_7" style:display-name="ListLabel 7" style:family="text">
      <style:text-properties fo:language="ru" fo:country="RU" style:language-asian="ru" style:country-asian="RU" style:language-complex="ru" style:country-complex="RU"/>
    </style:style>
    <style:style style:name="ListLabel_20_8" style:display-name="ListLabel 8" style:family="text">
      <style:text-properties fo:language="ru" fo:country="RU" style:language-asian="ru" style:country-asian="RU" style:language-complex="ru" style:country-complex="RU"/>
    </style:style>
    <style:style style:name="ListLabel_20_9" style:display-name="ListLabel 9" style:family="text">
      <style:text-properties fo:language="ru" fo:country="RU" style:language-asian="ru" style:country-asian="RU" style:language-complex="ru" style:country-complex="RU"/>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423cm" fo:margin-left="1.231cm"/>
        </style:list-level-properties>
      </text:list-level-style-number>
      <text:list-level-style-bullet text:level="2" text:style-name="ListLabel_20_2" text:bullet-char="•">
        <style:list-level-properties text:list-level-position-and-space-mode="label-alignment">
          <style:list-level-label-alignment text:label-followed-by="listtab" fo:text-indent="-0.423cm" fo:margin-left="2.988cm"/>
        </style:list-level-properties>
      </text:list-level-style-bullet>
      <text:list-level-style-bullet text:level="3" text:style-name="ListLabel_20_3" text:bullet-char="•">
        <style:list-level-properties text:list-level-position-and-space-mode="label-alignment">
          <style:list-level-label-alignment text:label-followed-by="listtab" fo:text-indent="-0.423cm" fo:margin-left="4.743cm"/>
        </style:list-level-properties>
      </text:list-level-style-bullet>
      <text:list-level-style-bullet text:level="4" text:style-name="ListLabel_20_4" text:bullet-char="•">
        <style:list-level-properties text:list-level-position-and-space-mode="label-alignment">
          <style:list-level-label-alignment text:label-followed-by="listtab" fo:text-indent="-0.423cm" fo:margin-left="6.496cm"/>
        </style:list-level-properties>
      </text:list-level-style-bullet>
      <text:list-level-style-bullet text:level="5" text:style-name="ListLabel_20_5" text:bullet-char="•">
        <style:list-level-properties text:list-level-position-and-space-mode="label-alignment">
          <style:list-level-label-alignment text:label-followed-by="listtab" fo:text-indent="-0.423cm" fo:margin-left="8.251cm"/>
        </style:list-level-properties>
      </text:list-level-style-bullet>
      <text:list-level-style-bullet text:level="6" text:style-name="ListLabel_20_6" text:bullet-char="•">
        <style:list-level-properties text:list-level-position-and-space-mode="label-alignment">
          <style:list-level-label-alignment text:label-followed-by="listtab" fo:text-indent="-0.423cm" fo:margin-left="10.007cm"/>
        </style:list-level-properties>
      </text:list-level-style-bullet>
      <text:list-level-style-bullet text:level="7" text:style-name="ListLabel_20_7" text:bullet-char="•">
        <style:list-level-properties text:list-level-position-and-space-mode="label-alignment">
          <style:list-level-label-alignment text:label-followed-by="listtab" fo:text-indent="-0.423cm" fo:margin-left="11.76cm"/>
        </style:list-level-properties>
      </text:list-level-style-bullet>
      <text:list-level-style-bullet text:level="8" text:style-name="ListLabel_20_8" text:bullet-char="•">
        <style:list-level-properties text:list-level-position-and-space-mode="label-alignment">
          <style:list-level-label-alignment text:label-followed-by="listtab" fo:text-indent="-0.423cm" fo:margin-left="13.515cm"/>
        </style:list-level-properties>
      </text:list-level-style-bullet>
      <text:list-level-style-bullet text:level="9" text:style-name="ListLabel_20_9" text:bullet-char="•">
        <style:list-level-properties text:list-level-position-and-space-mode="label-alignment">
          <style:list-level-label-alignment text:label-followed-by="listtab" fo:text-indent="-0.423cm" fo:margin-left="15.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376cm" fo:margin-bottom="0.494cm" fo:margin-left="1.693cm" fo:margin-right="0.5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76cm" fo:margin-bottom="0.494cm" fo:margin-left="1.693cm" fo:margin-right="0.529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Приложение 56</dc:title>
    <meta:initial-creator>Туся и Руся</meta:initial-creator>
    <dc:creator>DadShok</dc:creator>
    <meta:editing-cycles>5</meta:editing-cycles>
    <meta:creation-date>2020-11-27T14:46:00</meta:creation-date>
    <dc:date>2020-11-27T21:49:00</dc:date>
    <meta:editing-duration>PT52M</meta:editing-duration>
    <meta:generator>LibreOffice/6.4.6.2$Linux_X86_64 LibreOffice_project/40$Build-2</meta:generator>
    <meta:document-statistic meta:table-count="0" meta:image-count="0" meta:object-count="0" meta:page-count="3" meta:paragraph-count="68" meta:word-count="1205" meta:character-count="8010" meta:non-whitespace-character-count="6774"/>
    <meta:user-defined meta:name="AppVersion">16.0000</meta:user-defined>
    <meta:user-defined meta:name="Created" meta:value-type="date">2020-11-18T00:00:00</meta:user-defined>
    <meta:user-defined meta:name="Creator">Microsoft® Office Word 2007</meta:user-defined>
    <meta:user-defined meta:name="DocSecurity" meta:value-type="float">0</meta:user-defined>
    <meta:user-defined meta:name="HyperlinksChanged" meta:value-type="boolean">false</meta:user-defined>
    <meta:user-defined meta:name="LastSaved" meta:value-type="date">2020-11-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